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none"/>
    </style:style>
    <style:style style:name="P1" style:family="paragraph" style:parent-style-name="Title">
      <style:text-properties officeooo:paragraph-rsid="0018d3ba"/>
    </style:style>
    <style:style style:name="P2" style:family="paragraph" style:parent-style-name="Standard">
      <style:paragraph-properties fo:line-height="0.2in" fo:text-align="end" style:justify-single-word="false"/>
      <style:text-properties officeooo:paragraph-rsid="0018d3ba"/>
    </style:style>
    <style:style style:name="P3" style:family="paragraph" style:parent-style-name="Standard">
      <style:paragraph-properties fo:line-height="0.2in" fo:text-align="start" style:justify-single-word="false"/>
      <style:text-properties officeooo:paragraph-rsid="0018d3ba"/>
    </style:style>
    <style:style style:name="P4" style:family="paragraph" style:parent-style-name="Standard">
      <style:paragraph-properties fo:line-height="0.2in" fo:text-align="start" style:justify-single-word="false"/>
      <style:text-properties fo:font-weight="bold" officeooo:paragraph-rsid="0018d3ba" style:font-weight-asian="bold" style:font-weight-complex="bold"/>
    </style:style>
    <style:style style:name="P5" style:family="paragraph" style:parent-style-name="Standard">
      <style:text-properties officeooo:paragraph-rsid="00220038"/>
    </style:style>
    <style:style style:name="P6" style:family="paragraph" style:parent-style-name="Heading_20_1">
      <style:text-properties officeooo:paragraph-rsid="00286018"/>
    </style:style>
    <style:style style:name="P7" style:family="paragraph" style:parent-style-name="Standard">
      <style:text-properties fo:font-weight="bold" officeooo:paragraph-rsid="00286018" style:font-weight-asian="bold" style:font-weight-complex="bold"/>
    </style:style>
    <style:style style:name="P8" style:family="paragraph" style:parent-style-name="Standard">
      <style:text-properties officeooo:paragraph-rsid="00286018"/>
    </style:style>
    <style:style style:name="P9" style:family="paragraph" style:parent-style-name="Standard">
      <style:text-properties officeooo:paragraph-rsid="002be09a"/>
    </style:style>
    <style:style style:name="P10" style:family="paragraph" style:parent-style-name="Standard">
      <style:text-properties fo:font-weight="bold" officeooo:rsid="0024b98e" officeooo:paragraph-rsid="0028abd3" style:font-weight-asian="bold" style:font-weight-complex="bold"/>
    </style:style>
    <style:style style:name="P11" style:family="paragraph" style:parent-style-name="Standard">
      <style:text-properties officeooo:rsid="0024b98e" officeooo:paragraph-rsid="002c6df7"/>
    </style:style>
    <style:style style:name="P12" style:family="paragraph" style:parent-style-name="Standard">
      <style:text-properties officeooo:paragraph-rsid="002c6df7"/>
    </style:style>
    <style:style style:name="P13" style:family="paragraph" style:parent-style-name="Standard">
      <style:text-properties officeooo:rsid="0024b98e" officeooo:paragraph-rsid="002be09a"/>
    </style:style>
    <style:style style:name="P14" style:family="paragraph" style:parent-style-name="Standard">
      <style:paragraph-properties fo:break-before="page"/>
      <style:text-properties fo:font-weight="bold" officeooo:rsid="0024b98e" officeooo:paragraph-rsid="002c2613"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officeooo:paragraph-rsid="002c2613"/>
    </style:style>
    <style:style style:name="P17" style:family="paragraph" style:parent-style-name="Text_20_body">
      <style:paragraph-properties fo:line-height="0.1402in"/>
      <style:text-properties officeooo:paragraph-rsid="002c2613"/>
    </style:style>
    <style:style style:name="P18" style:family="paragraph" style:parent-style-name="Heading_20_1">
      <style:paragraph-properties fo:keep-with-next="always"/>
    </style:style>
    <style:style style:name="P19" style:family="paragraph" style:parent-style-name="Heading_20_1">
      <style:paragraph-properties fo:keep-with-next="always"/>
      <style:text-properties style:font-name="Liberation Sans" officeooo:rsid="003134b7" officeooo:paragraph-rsid="003134b7" style:font-name-asian="Arial Unicode MS" style:font-name-complex="Arial Unicode MS"/>
    </style:style>
    <style:style style:name="P20" style:family="paragraph" style:parent-style-name="Standard">
      <style:text-properties fo:font-style="normal" officeooo:paragraph-rsid="002c2613" style:font-style-asian="normal" style:font-style-complex="normal"/>
    </style:style>
    <style:style style:name="P21" style:family="paragraph" style:parent-style-name="Standard">
      <style:text-properties officeooo:paragraph-rsid="00342082"/>
    </style:style>
    <style:style style:name="P22" style:family="paragraph" style:parent-style-name="Heading_20_1">
      <style:paragraph-properties fo:keep-with-next="always"/>
      <style:text-properties officeooo:paragraph-rsid="003134b7"/>
    </style:style>
    <style:style style:name="P23" style:family="paragraph" style:parent-style-name="Standard">
      <style:text-properties officeooo:paragraph-rsid="002d5d7c"/>
    </style:style>
    <style:style style:name="T1" style:family="text">
      <style:text-properties fo:font-weight="bold" style:font-weight-asian="bold" style:font-weight-complex="bold"/>
    </style:style>
    <style:style style:name="T2" style:family="text">
      <style:text-properties fo:font-weight="bold" officeooo:rsid="00328eb0" style:font-weight-asian="bold" style:font-weight-complex="bold"/>
    </style:style>
    <style:style style:name="T3" style:family="text">
      <style:text-properties fo:font-weight="bold" officeooo:rsid="0013d97d" style:font-weight-asian="bold" style:font-weight-complex="bold"/>
    </style:style>
    <style:style style:name="T4" style:family="text">
      <style:text-properties officeooo:rsid="0033a8aa"/>
    </style:style>
    <style:style style:name="T5" style:family="text">
      <style:text-properties officeooo:rsid="0024b98e"/>
    </style:style>
    <style:style style:name="T6" style:family="text">
      <style:text-properties fo:font-weight="bold" officeooo:rsid="0024b98e" style:font-weight-asian="bold" style:font-weight-complex="bold"/>
    </style:style>
    <style:style style:name="T7" style:family="text">
      <style:text-properties officeooo:rsid="00342082"/>
    </style:style>
    <style:style style:name="T8" style:family="text">
      <style:text-properties officeooo:rsid="000eac0a"/>
    </style:style>
    <style:style style:name="T9" style:family="text">
      <style:text-properties fo:font-weight="normal" style:font-weight-asian="normal" style:font-weight-complex="normal"/>
    </style:style>
    <style:style style:name="T10" style:family="text">
      <style:text-properties style:font-name="Liberation Sans" fo:font-style="normal" style:font-name-asian="Arial Unicode MS" style:font-style-asian="normal" style:font-name-complex="Arial Unicode MS" style:font-style-complex="normal"/>
    </style:style>
    <style:style style:name="T11" style:family="text">
      <style:text-properties style:font-name="Liberation Serif" fo:font-style="normal" style:font-name-asian="Arial Unicode MS" style:font-style-asian="normal" style:font-name-complex="Arial Unicode MS" style:font-style-complex="normal"/>
    </style:style>
    <style:style style:name="T12" style:family="text">
      <style:text-properties fo:font-style="normal" style:font-style-asian="normal" style:font-style-complex="normal"/>
    </style:style>
    <style:style style:name="T13" style:family="text">
      <style:text-properties fo:font-style="normal" officeooo:rsid="00342082" style:font-style-asian="normal" style:font-style-complex="normal"/>
    </style:style>
    <style:style style:name="T14" style:family="text">
      <style:text-properties style:font-name="Liberation Sans" fo:font-style="normal" officeooo:rsid="003134b7" style:font-name-asian="Arial Unicode MS" style:font-style-asian="normal" style:font-name-complex="Arial Unicode MS" style:font-style-complex="normal"/>
    </style:style>
    <style:style style:name="T15" style:family="text">
      <style:text-properties fo:font-style="normal" officeooo:rsid="002d5d7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rhat Sanli</text:p>
      <table:table table:name="Table1" table:style-name="Table1">
        <table:table-column table:style-name="Table1.A"/>
        <table:table-column table:style-name="Table1.B"/>
        <table:table-row>
          <table:table-cell table:style-name="Table1.A1" office:value-type="string">
            <text:p text:style-name="P2">+31 6 23329713</text:p>
          </table:table-cell>
          <table:table-cell table:style-name="Table1.A1" office:value-type="string">
            <text:p text:style-name="P3"><text:a xlink:type="simple" xlink:href="mailto:ferhatsani95@hotmail.com" text:style-name="Internet_20_link" text:visited-style-name="Visited_20_Internet_20_Link"><text:span text:style-name="T1">ferhatsan</text:span><text:span text:style-name="T2">l</text:span><text:span text:style-name="T1">i95@hotmail.com</text:span></text:a></text:p>
          </table:table-cell>
        </table:table-row>
        <table:table-row>
          <table:table-cell table:style-name="Table1.A1" office:value-type="string">
            <text:p text:style-name="P2">linkedin.com/in/ferhatsanli</text:p>
          </table:table-cell>
          <table:table-cell table:style-name="Table1.A1" office:value-type="string">
            <text:p text:style-name="P4">github.com/ferhatsanli</text:p>
          </table:table-cell>
        </table:table-row>
        <table:table-row>
          <table:table-cell table:style-name="Table1.A1" office:value-type="string">
            <text:p text:style-name="P2">Amsterdam, Netherlands</text:p>
          </table:table-cell>
          <table:table-cell table:style-name="Table1.A1" office:value-type="string">
            <text:p text:style-name="P3"><text:span text:style-name="T1">EU Citizen</text:span><text:span text:style-name="T3">ship</text:span><text:span text:style-name="T1"> </text:span><text:span text:style-name="T3">(Bulgaria)</text:span></text:p>
          </table:table-cell>
        </table:table-row>
      </table:table>
      <text:h text:style-name="Heading_20_1" text:outline-level="1">PROFILE</text:h>
      <text:p text:style-name="Standard">Self-motivated and passionate Android Developer with a solid foundation in Kotlin, Jetpack Compose, and modern mobile application development. Background in Information Systems Engineering with hands-on experience in automation and backend development. Currently focused on building RESTful Android applications and UI components using Jetpack Compose. Eager to contribute to team-oriented, innovative environments and continuously enhance technical skills.</text:p>
      <text:h text:style-name="Heading_20_1" text:outline-level="1">SKILLS</text:h>
      <text:p text:style-name="P5"><text:span text:style-name="T1">Languages:</text:span> Kotlin, Python, C#, VB.NET, C/C++, SQL, JavaScript</text:p>
      <text:p text:style-name="P5"><text:span text:style-name="T1">Mobile Development:</text:span> Android, Jetpack Compose, XML Layouts, Material Design, <text:span text:style-name="T4">Flutter</text:span></text:p>
      <text:p text:style-name="P5"><text:span text:style-name="T1">Frameworks &amp; Libraries:</text:span> Hilt, Dagger, Retrofit, Room, Coroutine, UiPath</text:p>
      <text:p text:style-name="P5"><text:span text:style-name="T1">Architecture &amp; Concepts:</text:span> OOP, Clean Architecture, MVC, REST API, Multithreading, Networking</text:p>
      <text:p text:style-name="P5"><text:span text:style-name="T1">Platforms &amp; Tools:</text:span> Android Studio, Git, GitHub, Raspberry Pi, Linux, Windows, macOS</text:p>
      <text:p text:style-name="P5"><text:span text:style-name="T1">Automation:</text:span> UiPath, AutoHotkey, VBA</text:p>
      <text:p text:style-name="P5"><text:span text:style-name="T1">Soft Skills:</text:span> Problem-solving, Self-driven, Team player, Result-oriented</text:p>
      <text:h text:style-name="P6" text:outline-level="1">PROJECTS</text:h>
      <text:p text:style-name="P7">• Real-time Network Device Tracker (Kotlin, REST API, Raspberry Pi)</text:p>
      <text:p text:style-name="P8"><text:s text:c="2"/>- Developed Android app to fetch and display network scan results from Raspberry Pi.</text:p>
      <text:p text:style-name="P8"><text:s text:c="2"/>- Implemented RESTful communication and dynamic device list UI.</text:p>
      <text:p text:style-name="P8"><text:s text:c="2"/>- Scans ~15 devices in &lt;5 seconds with real-time updates.</text:p>
      <text:p text:style-name="P7">• Personal Expense Analyzer (Kotlin, CSV, Chart Library)</text:p>
      <text:p text:style-name="P9"><text:s text:c="2"/>- Built an Android app to import and analyze daily expenses from CSV bank statements with category-based classification.</text:p>
      <text:p text:style-name="P9"><text:s text:c="2"/>- Designed custom bar charts and summary reports for visual insights.</text:p>
      <text:p text:style-name="P9"><text:s text:c="2"/>- Added an analytical feature to detect days exceeding or meeting target savings, providing actionable financial insights to the user.</text:p>
      <text:p text:style-name="P10">• Habit Tracker &amp; Streak App (Kotlin, Jetpack Compose, Room)</text:p>
      <text:p text:style-name="P11"><text:s/>- Developed an Android application for users to create, track, and maintain daily or weekly habits.</text:p>
      <text:p text:style-name="P11"><text:s/>- Implemented Room database for local storage and Jetpack Compose for a modern, responsive UI.</text:p>
      <text:p text:style-name="P11"><text:s/>- Added analytics with streak counts and success rate graphs to visualize progress.</text:p>
      <text:p text:style-name="P12"><text:span text:style-name="T5">- Integrated notification reminders to boost user engagement.<text:line-break/></text:span><text:span text:style-name="T6">• Weather &amp; Air Quality Dashboard (Kotlin, Retrofit, Coroutines)</text:span></text:p>
      <text:p text:style-name="P11"><text:span text:style-name="T1"><text:s/>- </text:span>Built a mobile dashboard to display real-time weather and air quality data using public APIs.</text:p>
      <text:p text:style-name="P13"><text:s/>- Implemented Retrofit for REST API integration with proper error handling and offline caching.</text:p>
      <text:p text:style-name="P13"><text:s/>- Designed animated, weather-themed backgrounds using Jetpack Compose.</text:p>
      <text:p text:style-name="P13"><text:s/>- Provided multi-city search and detailed forecast views.</text:p>
      <text:p text:style-name="P14">• Grocery Price Comparator (Kotlin, Web Scraping API, Firebase)</text:p>
      <text:p text:style-name="P9"><text:s/>- Created an application to compare grocery prices across different stores using a web scraping API.</text:p>
      <text:p text:style-name="P9"><text:s/>- Integrated Firebase Firestore for storing user preferences and favorite products.</text:p>
      <text:p text:style-name="P9"><text:s/>- Added push notifications to alert users of price drops on tracked items.</text:p>
      <text:p text:style-name="P9"><text:s/>- Implemented sorting and filtering options for quick decision-making.</text:p>
      <text:h text:style-name="Heading_20_1" text:outline-level="1">EXPERIENCE</text:h>
      <text:p text:style-name="P15">Software Engineer – AKTEK | Oct 2022 – Feb 2023</text:p>
      <text:p text:style-name="P16"><text:s/>- Developed and maintained automated workflows using UiPath.</text:p>
      <text:p text:style-name="P16"><text:s/>- Built SQL automations and integrated backend systems with Oracle database.- Designed automation strategy to minimize memory usage by 20% and reduce operational costs by 15%.</text:p>
      <text:p text:style-name="P16"><text:s/>- Established KPIs to track automation performance and resource consumption.</text:p>
      <text:p text:style-name="P16"><text:s/>- Boosted business efficiency through automation solutions.</text:p>
      <text:p text:style-name="Standard"/>
      <text:p text:style-name="P15">Software Engineer – VBM | Sep 2021 – <text:span text:style-name="T7">Oct</text:span> 2022</text:p>
      <text:p text:style-name="P16"><text:s/>- Designed and implemented automation workflows in UiPath and VB.NET.</text:p>
      <text:p text:style-name="P16"><text:s/>- Created custom C# activities and automated Java-based applications.</text:p>
      <text:p text:style-name="P16"><text:s/>- S<text:span text:style-name="T8">t</text:span>reamlined Excel tasks with VBA and UiPath.</text:p>
      <text:p text:style-name="P16"><text:s/>- Designed automation strategy to minimize memory usage by 20% and reduce operational costs by 15%.</text:p>
      <text:p text:style-name="P16"><text:s/>- Established KPIs to track automation performance and resource consumption.</text:p>
      <text:p text:style-name="P16"><text:s/>- Reduced project delivery timelines significantly; some client processes were shortened from 6 months to just 1 week through optimized automation solutions.</text:p>
      <text:h text:style-name="Heading_20_1" text:outline-level="1">EDUCATION</text:h>
      <text:p text:style-name="P17"><text:span text:style-name="Strong_20_Emphasis">B.Sc. in Information Systems Engineering </text:span><text:span text:style-name="Strong_20_Emphasis"><text:span text:style-name="T9">—</text:span></text:span><text:span text:style-name="Strong_20_Emphasis"> </text:span>Mugla Sitki Kocman University, Turkey — <text:span text:style-name="Emphasis">2020</text:span></text:p>
      <text:p text:style-name="P17"><text:span text:style-name="Strong_20_Emphasis">High School Diploma in Database Programming</text:span><text:span text:style-name="Emphasis"> — Susurluk Anatolian Technical High School, Turkey — 2014</text:span></text:p>
      <text:h text:style-name="P18" text:outline-level="1"><text:span text:style-name="Emphasis"><text:span text:style-name="T10">VOLUNTEERING</text:span></text:span></text:h>
      <text:p text:style-name="Text_20_body"><text:span text:style-name="Emphasis"><text:span text:style-name="Strong_20_Emphasis"><text:span text:style-name="T11">BILMOK – Foyer Area Supervisor</text:span></text:span></text:span><text:span text:style-name="Emphasis"><text:span text:style-name="T11"> – Served as the Supervisor of the Foyer Area during the 15th BILMÖK (Computer Engineers Students Congress) at Muğla Sıtkı Koçman University, held on 1–3 March 2019, ensuring smooth event flow, coordinating activities, and supporting participant engagement.</text:span></text:span></text:p>
      <text:h text:style-name="P19" text:outline-level="1">CERTIFICATIONS</text:h>
      <text:p text:style-name="P20">- Google Associate Android Developer (Kotlin)</text:p>
      <text:p text:style-name="P16"><text:span text:style-name="Emphasis"><text:span text:style-name="T12">- Kotlin for Android Developers (JetBrains)</text:span></text:span></text:p>
      <text:h text:style-name="P19" text:outline-level="1">COURSES</text:h>
      <text:p text:style-name="P21"><text:span text:style-name="Emphasis"><text:span text:style-name="T12">- Android Kotlin Development — Udemy (Instructor: Emre Altunbilek)</text:span></text:span></text:p>
      <text:p text:style-name="P21"><text:span text:style-name="Emphasis"><text:span text:style-name="T12">- </text:span></text:span><text:span text:style-name="Emphasis"><text:span text:style-name="T13">Android Mobile Applications – Advanced Level – Udemy </text:span></text:span><text:span text:style-name="Emphasis"><text:span text:style-name="T13">(Instructor: Emre Altunbilek)</text:span></text:span></text:p>
      <text:h text:style-name="P22" text:outline-level="1"><text:span text:style-name="Emphasis"><text:span text:style-name="T14">LANGUAGES</text:span></text:span></text:h>
      <text:p text:style-name="P23"><text:span text:style-name="Emphasis"><text:span text:style-name="T15">English – Upper Intermediate, Turkish – Nati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left="0in" fo:margin-right="0in" fo:margin-top="0.1665in" fo:margin-bottom="0.0835in" style:contextual-spacing="false" style:page-number="auto" fo:padding="0.0201in" fo:border-left="none" fo:border-right="none" fo:border-top="none" fo:border-bottom="0.06pt solid #2a6099"/>
      <style:text-properties fo:color="#2a6099" loext:opacity="100%" fo:font-size="18pt" fo:font-weight="bold" fo:background-color="transparent"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201in" fo:margin-bottom="0.7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MacOSX_X86_64 LibreOffice_project/8ca8d55c161d602844f5428fa4b58097424e324e</meta:generator>
    <dc:date>2025-11-21T00:40:08.073917000</dc:date>
    <meta:editing-duration>P2DT2H44M42S</meta:editing-duration>
    <meta:editing-cycles>19</meta:editing-cycles>
    <meta:print-date>2025-08-08T21:23:36.938420000</meta:print-date>
    <meta:printed-by>PDF files</meta:printed-by>
    <meta:document-statistic meta:table-count="1" meta:image-count="0" meta:object-count="0" meta:page-count="2" meta:paragraph-count="66" meta:word-count="656" meta:character-count="4770" meta:non-whitespace-character-count="4133"/>
  </office:meta>
</office:document-meta>
</file>